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Tahoma" svg:font-family="Tahoma" style:font-family-generic="swiss"/>
    <style:font-face style:name="Arial1" svg:font-family="Arial" style:font-family-generic="swiss" style:font-pitch="variable"/>
    <style:font-face style:name="Calibri Light" svg:font-family="'Calibri Light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Calibri Light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000000" style:font-name="Tahoma1" fo:font-size="11pt" style:text-underline-style="solid" style:text-underline-width="auto" style:text-underline-color="font-color" fo:font-weight="normal" style:font-name-asian="Tahoma1" style:font-size-asian="11pt" style:font-weight-asian="normal" style:font-name-complex="Tahoma1" style:font-size-complex="11pt" style:font-weight-complex="normal"/>
    </style:style>
    <style:style style:name="P6" style:family="paragraph" style:parent-style-name="Standard">
      <style:text-properties fo:color="#000000" style:font-name="Tahoma1" fo:font-size="11pt" style:text-underline-style="solid" style:text-underline-width="auto" style:text-underline-color="font-color" fo:font-weight="bold" style:font-name-asian="Tahoma1" style:font-size-asian="11pt" style:font-weight-asian="bold" style:font-name-complex="Tahoma1" style:font-size-complex="11pt" style:font-weight-complex="bold"/>
    </style:style>
    <style:style style:name="P7" style:family="paragraph" style:parent-style-name="Standard">
      <style:text-properties fo:color="#000000" style:font-name="Tahoma1" fo:font-size="11pt" fo:font-weight="bold" style:font-name-asian="Tahoma1" style:font-size-asian="11pt" style:font-weight-asian="bold" style:font-name-complex="Tahoma1" style:font-size-complex="11pt" style:font-weight-complex="bold"/>
    </style:style>
    <style:style style:name="P8" style:family="paragraph" style:parent-style-name="Standard">
      <style:text-properties fo:color="#000000" style:font-name="Tahoma1" fo:font-size="11pt" fo:font-weight="normal" style:font-name-asian="Tahoma1" style:font-size-asian="11pt" style:font-weight-asian="normal" style:font-name-complex="Tahoma1" style:font-size-complex="11pt" style:font-weight-complex="normal"/>
    </style:style>
    <style:style style:name="P9" style:family="paragraph" style:parent-style-name="Standard">
      <style:text-properties fo:color="#000000" style:font-name="Tahoma1" fo:font-size="11pt" style:text-underline-style="none" fo:font-weight="normal" style:font-name-asian="Tahoma1" style:font-size-asian="11pt" style:font-weight-asian="normal" style:font-name-complex="Tahoma1" style:font-size-complex="11pt" style:font-weight-complex="normal"/>
    </style:style>
    <style:style style:name="P10" style:family="paragraph" style:parent-style-name="Standard">
      <style:text-properties fo:color="#000000" style:font-name="Tahoma1" fo:font-size="11pt" fo:font-style="italic" style:text-underline-style="solid" style:text-underline-width="auto" style:text-underline-color="font-color" fo:font-weight="bold" style:font-name-asian="Tahoma1" style:font-size-asian="11pt" style:font-style-asian="italic" style:font-weight-asian="bold" style:font-name-complex="Tahoma1" style:font-size-complex="11pt" style:font-style-complex="italic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/>
    </style:style>
    <style:style style:name="P12" style:family="paragraph" style:parent-style-name="Standard">
      <style:text-properties style:text-underline-style="none"/>
    </style:style>
    <style:style style:name="P13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ize="11pt" style:font-size-asian="11pt" style:font-size-complex="11pt"/>
    </style:style>
    <style:style style:name="P14" style:family="paragraph" style:parent-style-name="Standard" style:list-style-name="L1">
      <style:text-properties fo:color="#000000" style:font-name="Tahoma1" fo:font-size="11pt" fo:font-weight="normal" style:font-name-asian="Tahoma1" style:font-size-asian="11pt" style:font-weight-asian="normal" style:font-name-complex="Tahoma1" style:font-size-complex="11pt" style:font-weight-complex="normal"/>
    </style:style>
    <style:style style:name="P15" style:family="paragraph" style:parent-style-name="Standard">
      <style:text-properties fo:color="#000000" style:font-name="Tahoma1" fo:font-size="11pt" style:text-underline-style="none" fo:font-weight="normal" style:font-name-asian="Tahoma1" style:font-size-asian="11pt" style:font-weight-asian="normal" style:font-name-complex="Tahoma1" style:font-size-complex="11pt" style:font-weight-complex="normal"/>
    </style:style>
    <style:style style:name="P16" style:family="paragraph" style:parent-style-name="Standard" style:list-style-name="L2">
      <style:text-properties fo:color="#000000" style:font-name="Tahoma1" fo:font-size="11pt" style:text-underline-style="none" fo:font-weight="normal" style:font-name-asian="Tahoma1" style:font-size-asian="11pt" style:font-weight-asian="normal" style:font-name-complex="Tahoma1" style:font-size-complex="11pt" style:font-weight-complex="normal"/>
    </style:style>
    <style:style style:name="P17" style:family="paragraph" style:parent-style-name="Standard">
      <style:text-properties fo:color="#000000" style:font-name="Tahoma1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P18" style:family="paragraph" style:parent-style-name="Standard" style:list-style-name="L4">
      <style:text-properties fo:color="#000000" style:font-name="Tahoma1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P19" style:family="paragraph" style:parent-style-name="Standard" style:list-style-name="L5">
      <style:text-properties fo:color="#000000" style:font-name="Tahoma1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P20" style:family="paragraph" style:parent-style-name="Standard">
      <style:text-properties fo:color="#000000" style:font-name="Tahoma1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 style:font-style-complex="normal" style:font-weight-complex="bold"/>
    </style:style>
    <style:style style:name="P21" style:family="paragraph" style:parent-style-name="Standard">
      <style:text-properties fo:color="#000000" style:font-name="Tahoma1" fo:font-size="11pt" fo:font-style="normal" style:text-underline-style="solid" style:text-underline-width="auto" style:text-underline-color="font-color" fo:font-weight="normal" style:font-name-asian="Tahoma1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P22" style:family="paragraph" style:parent-style-name="Standard">
      <style:text-properties fo:color="#000000" style:font-name="Tahoma1" fo:font-size="11pt" fo:font-style="italic" style:text-underline-style="none" fo:font-weight="normal" style:font-name-asian="Tahoma1" style:font-size-asian="11pt" style:font-style-asian="italic" style:font-weight-asian="normal" style:font-name-complex="Tahoma1" style:font-size-complex="11pt" style:font-style-complex="italic" style:font-weight-complex="normal"/>
    </style:style>
    <style:style style:name="P23" style:family="paragraph" style:parent-style-name="Standard">
      <style:text-properties fo:color="#000000" style:font-name="Tahoma1" fo:font-size="11pt" style:text-underline-style="solid" style:text-underline-width="auto" style:text-underline-color="font-color" fo:font-weight="normal" style:font-name-asian="Tahoma1" style:font-size-asian="11pt" style:font-weight-asian="normal" style:font-name-complex="Tahoma1" style:font-size-complex="11pt" style:font-weight-complex="normal"/>
    </style:style>
    <style:style style:name="T1" style:family="text">
      <style:text-properties style:font-name="Calibri Light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Calibri Light" fo:font-size="11pt" fo:font-weight="bold" officeooo:rsid="00099132" style:font-size-asian="11pt" style:font-weight-asian="bold" style:font-size-complex="11pt" style:font-weight-complex="bold"/>
    </style:style>
    <style:style style:name="T3" style:family="text">
      <style:text-properties style:text-position="super 58%" style:font-name="Calibri Light" fo:font-size="11pt" fo:font-weight="bold" style:font-size-asian="11pt" style:font-weight-asian="bold" style:font-size-complex="11pt" style:font-weight-complex="bold"/>
    </style:style>
    <style:style style:name="T4" style:family="text">
      <style:text-properties style:text-position="super 58%" style:font-name="Calibri Light" fo:font-size="11pt" fo:font-weight="bold" officeooo:rsid="00099132" style:font-size-asian="11pt" style:font-weight-asian="bold" style:font-size-complex="11pt" style:font-weight-complex="bold"/>
    </style:style>
    <style:style style:name="T5" style:family="text">
      <style:text-properties fo:color="#000000" style:font-name="Tahoma1" fo:font-size="11pt" fo:font-style="normal" fo:font-weight="normal" style:font-name-asian="Tahoma1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T6" style:family="text">
      <style:text-properties fo:color="#000000" style:font-name="Tahoma1" fo:font-size="11pt" fo:font-style="normal" fo:font-weight="bold" style:font-name-asian="Tahoma1" style:font-size-asian="11pt" style:font-style-asian="normal" style:font-weight-asian="bold" style:font-name-complex="Tahoma1" style:font-size-complex="11pt" style:font-style-complex="normal" style:font-weight-complex="bold"/>
    </style:style>
    <style:style style:name="T7" style:family="text">
      <style:text-properties fo:color="#000000" style:font-name="Tahoma1" fo:font-size="11pt" fo:font-style="italic" fo:font-weight="normal" style:font-name-asian="Tahoma1" style:font-size-asian="11pt" style:font-style-asian="italic" style:font-weight-asian="normal" style:font-name-complex="Tahoma1" style:font-size-complex="11pt" style:font-style-complex="italic" style:font-weight-complex="normal"/>
    </style:style>
    <style:style style:name="T8" style:family="text">
      <style:text-properties fo:color="#000000" style:font-name="Tahoma1" fo:font-size="11pt" fo:font-weight="normal" style:font-name-asian="Tahoma1" style:font-size-asian="11pt" style:font-weight-asian="normal" style:font-name-complex="Tahoma1" style:font-size-complex="11pt" style:font-weight-complex="normal"/>
    </style:style>
    <style:style style:name="T9" style:family="text">
      <style:text-properties style:font-name="Tahoma" style:font-name-asian="Tahoma" style:font-name-complex="Tahoma"/>
    </style:style>
    <style:style style:name="T10" style:family="text">
      <style:text-properties style:font-name="Tahoma" style:text-underline-style="none" style:font-name-asian="Tahoma" style:font-name-complex="Tahoma"/>
    </style:style>
    <style:style style:name="T11" style:family="text">
      <style:text-properties style:font-name="Tahoma" fo:font-style="normal" style:text-underline-style="none" style:font-name-asian="Tahoma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officeooo:rsid="00099132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finite Cardinalities</text:p>
      <text:p text:style-name="P2"/>
      <text:p text:style-name="P4">24.118 Paradox and Infinity <text:tab/><text:tab/><text:tab/><text:tab/><text:tab/><text:tab/><text:tab/><text:span text:style-name="T18">covering for Nilanjan Das</text:span></text:p>
      <text:p text:style-name="Standard"><text:span text:style-name="T1">Cosmo Grant (</text:span><text:a xlink:type="simple" xlink:href="mailto:cdg@mit.edu" text:style-name="Internet_20_link" text:visited-style-name="Visited_20_Internet_20_Link"><text:span text:style-name="T1">cdg@mit.edu</text:span></text:a><text:span text:style-name="T1">) <text:s/><text:tab/><text:tab/><text:tab/><text:tab/><text:tab/><text:tab/><text:tab/></text:span><text:span text:style-name="T2">March 4</text:span><text:span text:style-name="T4">th</text:span><text:span text:style-name="T2">, 2016</text:span></text:p>
      <text:p text:style-name="P13"/>
      <text:p text:style-name="P1"/>
      <text:p text:style-name="P7">Plan:</text:p>
      <text:p text:style-name="P7"/>
      <text:list xml:id="list6006760392067833953" text:style-name="L1">
        <text:list-item>
          <text:p text:style-name="P14">Any questions?</text:p>
        </text:list-item>
        <text:list-item>
          <text:p text:style-name="P14">Recap of definitions</text:p>
        </text:list-item>
        <text:list-item>
          <text:p text:style-name="P14">Countable sets and lists</text:p>
        </text:list-item>
        <text:list-item>
          <text:p text:style-name="P14">The Typewriter Principle</text:p>
        </text:list-item>
        <text:list-item>
          <text:p text:style-name="P14">An application</text:p>
        </text:list-item>
        <text:list-item>
          <text:p text:style-name="P14">Challenge</text:p>
        </text:list-item>
      </text:list>
      <text:p text:style-name="P8"/>
      <text:p text:style-name="P5"/>
      <text:p text:style-name="P5">(B) <text:s/>Recap of definitions</text:p>
      <text:p text:style-name="P5"/>
      <text:p text:style-name="P5"/>
      <text:list xml:id="list3644274915242781756" text:style-name="L2">
        <text:list-item>
          <text:p text:style-name="P16">f : A → B is one-one just if ____________________________________________________</text:p>
        </text:list-item>
      </text:list>
      <text:p text:style-name="P9"/>
      <text:list xml:id="list111816257552716" text:continue-numbering="true" text:style-name="L2">
        <text:list-item>
          <text:p text:style-name="P16">f : A → B is onto just if _______________________________________________________</text:p>
        </text:list-item>
      </text:list>
      <text:p text:style-name="P9"/>
      <text:list xml:id="list111816375253557" text:continue-numbering="true" text:style-name="L2">
        <text:list-item>
          <text:p text:style-name="P16">f : A → B is a one-one correspondence just if _____________________________________</text:p>
        </text:list-item>
      </text:list>
      <text:p text:style-name="P9"/>
      <text:list xml:id="list111816698577787" text:continue-numbering="true" text:style-name="L2">
        <text:list-item>
          <text:p text:style-name="P16">|A| = |B| just if _____________________________________________________________</text:p>
        </text:list-item>
      </text:list>
      <text:p text:style-name="P9"/>
      <text:list xml:id="list111815074959473" text:continue-numbering="true" text:style-name="L2">
        <text:list-item>
          <text:p text:style-name="P16">|A| <text:span text:style-name="T9">≤</text:span> |B| just if _____________________________________________________________</text:p>
        </text:list-item>
      </text:list>
      <text:p text:style-name="P9"/>
      <text:list xml:id="list111816690753330" text:continue-numbering="true" text:style-name="L2">
        <text:list-item>
          <text:p text:style-name="P16">|A| &lt; |B| just if _____________________________________________________________</text:p>
        </text:list-item>
      </text:list>
      <text:p text:style-name="P5"/>
      <text:p text:style-name="P5"/>
      <text:p text:style-name="P5"/>
      <text:p text:style-name="P5">(C) <text:s/>Countable sets and lists</text:p>
      <text:p text:style-name="P9"/>
      <text:p text:style-name="P9"/>
      <text:p text:style-name="P5"><text:span text:style-name="T13">Df</text:span><text:span text:style-name="T12"><text:tab/><text:tab/>A set X is </text:span><text:span text:style-name="T15">countable</text:span><text:span text:style-name="T12"> just if |X| </text:span><text:span text:style-name="T10">≤</text:span><text:span text:style-name="T12"> |N|, where N is the set of natural numbers.</text:span></text:p>
      <text:p text:style-name="P9"/>
      <text:p text:style-name="P5"><text:span text:style-name="T13">Lemma</text:span><text:span text:style-name="T12"><text:tab/>For any sets A and B, if there is a function f from B </text:span><text:span text:style-name="T15">onto </text:span><text:span text:style-name="T16">A then|A| </text:span><text:span text:style-name="T11">≤</text:span><text:span text:style-name="T16"> |B|.</text:span></text:p>
      <text:p text:style-name="P17"/>
      <text:p text:style-name="P6"><text:span text:style-name="T16">So<text:tab/><text:tab/></text:span><text:span text:style-name="T17">If there is a function f from N onto X, then X is countable.</text:span></text:p>
      <text:p text:style-name="P17"/>
      <text:p text:style-name="P17"/>
      <text:p text:style-name="P10"><text:span text:style-name="T14">The Listing Principle:</text:span><text:span text:style-name="T17"> </text:span></text:p>
      <text:p text:style-name="P17"/>
      <text:p text:style-name="P17"><text:tab/>To show that a set is countable, it suffices to find a method for listing its elements, such <text:tab/>that, for any element of the set, if you followed the method, you would eventually write <text:tab/>down that element.</text:p>
      <text:p text:style-name="P17"/>
      <text:p text:style-name="P17"><text:tab/>Examples: <text:tab/><text:tab/><text:tab/><text:tab/><text:tab/><text:tab/>Non-examples:</text:p>
      <text:p text:style-name="P17"><text:tab/>2, 4, 6, 8, …<text:tab/><text:tab/><text:tab/><text:tab/><text:tab/><text:tab/>0, 1, 2, 3, …, -1, -2, -3, …</text:p>
      <text:p text:style-name="P17"><text:tab/>0, 1, -1, 2, -2, 3, -3, …<text:tab/><text:tab/><text:tab/><text:tab/>…, -4, -3, -2, -1, 0, 1, 2, ...</text:p>
      <text:p text:style-name="P17"><text:soft-page-break/>Exercises:</text:p>
      <text:p text:style-name="P17"/>
      <text:list xml:id="list4263879618276639294" text:style-name="L4">
        <text:list-item>
          <text:p text:style-name="P18">Show that the set of 3-tuples of natural numbers is countable.</text:p>
        </text:list-item>
        <text:list-item>
          <text:p text:style-name="P18">Show that a countable union of countable sets is countable.</text:p>
        </text:list-item>
      </text:list>
      <text:p text:style-name="P17"/>
      <text:p text:style-name="P17"/>
      <text:p text:style-name="P21">(D) <text:s/>The Typewriter Principle</text:p>
      <text:p text:style-name="P21"/>
      <text:p text:style-name="P21"/>
      <text:p text:style-name="P12"><text:span text:style-name="T5">An </text:span><text:span text:style-name="T7">alphabet </text:span><text:span text:style-name="T5">is a finite collection of symbols, such as {</text:span><text:span text:style-name="T7">a</text:span><text:span text:style-name="T5">, </text:span><text:span text:style-name="T7">b</text:span><text:span text:style-name="T5">, </text:span><text:span text:style-name="T7">c</text:span><text:span text:style-name="T5">, …, </text:span><text:span text:style-name="T7">z</text:span><text:span text:style-name="T5">} or { x, 0, 1, 2, 3, +, =}</text:span></text:p>
      <text:p text:style-name="P17"/>
      <text:p text:style-name="P12"><text:span text:style-name="T5">A </text:span><text:span text:style-name="T7">string over an alphabet</text:span><text:span text:style-name="T5"> is a finite sequence of symbols from that alphabet, such as </text:span><text:span text:style-name="T7">accgzdd</text:span><text:span text:style-name="T5"> or </text:span><text:span text:style-name="T7">01++x+1+==.</text:span></text:p>
      <text:p text:style-name="P17"/>
      <text:p text:style-name="P17"/>
      <text:p text:style-name="P12"><text:span text:style-name="T6">Claim</text:span><text:span text:style-name="T5"><text:tab/>The set of strings over an alphabet is countable.</text:span></text:p>
      <text:p text:style-name="P17"/>
      <text:p text:style-name="P12"><text:span text:style-name="T6">Pf</text:span><text:span text:style-name="T5"><text:tab/>The set of strings over an alphabet is a countable union of countable sets. <text:s/>So, by the <text:tab/>previous exercise, we are done.</text:span></text:p>
      <text:p text:style-name="P17"/>
      <text:p text:style-name="P17"/>
      <text:p text:style-name="P22">The Typewriter Principle</text:p>
      <text:p text:style-name="P20"><text:tab/></text:p>
      <text:p text:style-name="P17"><text:tab/>Let X be a set. <text:s/>Suppose there is an alphabet such that every element of X can be <text:tab/>described by a string over that alphabet. <text:s/>Then X is countable.</text:p>
      <text:p text:style-name="P12"/>
      <text:p text:style-name="P12"/>
      <text:p text:style-name="P17">Exercises:</text:p>
      <text:p text:style-name="P17"/>
      <text:list xml:id="list7021054007955633055" text:style-name="L5">
        <text:list-item>
          <text:p text:style-name="P19">Show that the rationals are countable.</text:p>
        </text:list-item>
        <text:list-item>
          <text:p text:style-name="P19">Show that the set of finite sequences of natural numbers is countable.</text:p>
        </text:list-item>
      </text:list>
      <text:p text:style-name="P17"/>
      <text:p text:style-name="P17"/>
      <text:p text:style-name="P12"><text:span text:style-name="T7">Moral: </text:span><text:span text:style-name="T5"><text:s/>Showing that sets are countable is very easy!</text:span></text:p>
      <text:p text:style-name="P17"/>
      <text:p text:style-name="P17"/>
      <text:p text:style-name="P11"><text:span text:style-name="T5">(E) <text:s/></text:span><text:span text:style-name="T8">An application</text:span></text:p>
      <text:p text:style-name="P5"/>
      <text:p text:style-name="P5"/>
      <text:p text:style-name="P12"><text:span text:style-name="T8">A complex number is </text:span><text:span text:style-name="T7">algebraic </text:span><text:span text:style-name="T5">if it is the root of some polynomial with integer coefficients.</text:span></text:p>
      <text:p text:style-name="P17"/>
      <text:p text:style-name="P12"><text:span text:style-name="T5">A complex number is </text:span><text:span text:style-name="T7">transcendental </text:span><text:span text:style-name="T5">if it's not algebraic.</text:span></text:p>
      <text:p text:style-name="P17"/>
      <text:p text:style-name="P17">The set of algebraic numbers is countable, by the Typewriter Principle.</text:p>
      <text:p text:style-name="P17"/>
      <text:p text:style-name="P17">The set of complex number is not countable, by Cantor's Theorem.</text:p>
      <text:p text:style-name="P17"/>
      <text:p text:style-name="P17">Hence, the set of transcendental numbers is not countable!</text:p>
      <text:p text:style-name="P17"/>
      <text:p text:style-name="P17"/>
      <text:p text:style-name="P21">(F) <text:s/>Challenge</text:p>
      <text:p text:style-name="P17"/>
      <text:p text:style-name="P17">Is the set of one-one functions from R to N countabl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Tahoma" svg:font-family="Tahoma" style:font-family-generic="swiss"/>
    <style:font-face style:name="Arial1" svg:font-family="Arial" style:font-family-generic="swiss" style:font-pitch="variable"/>
    <style:font-face style:name="Calibri Light" svg:font-family="'Calibri Light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9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o Grant</meta:initial-creator>
    <meta:creation-date>2014-10-02T22:41:39.74</meta:creation-date>
    <dc:date>2016-03-04T11:18:14.281000000</dc:date>
    <meta:editing-duration>PT12H46M43S</meta:editing-duration>
    <meta:editing-cycles>22</meta:editing-cycles>
    <meta:generator>LibreOffice/5.0.4.2$Windows_x86 LibreOffice_project/2b9802c1994aa0b7dc6079e128979269cf95bc78</meta:generator>
    <meta:printed-by>Cosmo Grant</meta:printed-by>
    <meta:print-date>2014-10-02T23:50:26.19</meta:print-date>
    <meta:document-statistic meta:table-count="0" meta:image-count="0" meta:object-count="0" meta:page-count="2" meta:paragraph-count="49" meta:word-count="468" meta:character-count="2717" meta:non-whitespace-character-count="2262"/>
  </office:meta>
</office:document-meta>
</file>